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8ea23" officeooo:paragraph-rsid="0008ea23"/>
    </style:style>
    <style:style style:name="P2" style:family="paragraph" style:parent-style-name="Preformatted_20_Text">
      <style:text-properties officeooo:rsid="0008ea23" officeooo:paragraph-rsid="0008ea23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L-&gt;URL</text:p>
      <text:p text:style-name="P1">用户名-&gt;UserName</text:p>
      <text:p text:style-name="P1">UID-&gt;UID</text:p>
      <text:p text:style-name="P1">空间访问量-&gt;NumSpaceVisited</text:p>
      <text:p text:style-name="P1">邮箱状态-&gt;EmailStatus</text:p>
      <text:p text:style-name="P1">视频认证-&gt;VideoAuthentication</text:p>
      <text:p text:style-name="P1">自定义头衔-&gt;Title</text:p>
      <text:p text:style-name="P1">个人签名-&gt;Signature</text:p>
      <text:p text:style-name="P1">好友数-&gt;NumFriends</text:p>
      <text:p text:style-name="P2">记录数-&gt;NumRecord</text:p>
      <text:p text:style-name="P2">日志数-&gt;NumJournal</text:p>
      <text:p text:style-name="P2">相册数-&gt;NumAlbum</text:p>
      <text:p text:style-name="P1">回帖数-&gt;NumReply</text:p>
      <text:p text:style-name="P1">主题数-&gt;NumPosts</text:p>
      <text:p text:style-name="P1">分享数-&gt;NumShare</text:p>
      <text:p text:style-name="P1">性别-&gt;Sex</text:p>
      <text:p text:style-name="P1">生日-&gt;Birthday</text:p>
      <text:p text:style-name="P1">星座-&gt;Constellation</text:p>
      <text:p text:style-name="P1">QQ-&gt;QQ</text:p>
      <text:p text:style-name="P1">累计签到天数-&gt;AllSignInTime</text:p>
      <text:p text:style-name="P1">连续签到天数-&gt;</text:p>
      <text:p text:style-name="P1">本月签到天数-&gt;ThisMonthSignInTime</text:p>
      <text:p text:style-name="P1">上次签到时间-&gt;LastSignInTime</text:p>
      <text:p text:style-name="P1">获得总奖励-&gt;AllReward</text:p>
      <text:p text:style-name="P1">签到等级-&gt;SignInLevel</text:p>
      <text:p text:style-name="P2">名人堂组别-&gt;LevelHallOfFame</text:p>
      <text:p text:style-name="P2">用户介绍-&gt;UserIntroduce</text:p>
      <text:p text:style-name="P1">勋章-&gt;Medal</text:p>
      <text:p text:style-name="P1">认证-&gt;Qualification</text:p>
      <text:p text:style-name="P1">管理板块-&gt;AdminModule</text:p>
      <text:p text:style-name="P1">管理组-&gt;LevelAdministrator</text:p>
      <text:p text:style-name="P1">用户组-&gt;LevelUserGroup</text:p>
      <text:p text:style-name="P1">在线时间-&gt;TimeOnline</text:p>
      <text:p text:style-name="P1">注册时间-&gt;RegistrationData</text:p>
      <text:p text:style-name="P1">最后访问-&gt;DataLastAccessed</text:p>
      <text:p text:style-name="P1">上次活动时间-&gt;DataLastAccessed</text:p>
      <text:p text:style-name="P1">上次发表时间-&gt;DataLastPosted</text:p>
      <text:p text:style-name="P1">所在时区-&gt;TimeZone</text:p>
      <text:p text:style-name="P1">已用空间-&gt;UsedSpace</text:p>
      <text:p text:style-name="P1">积分-&gt;MemberPoints</text:p>
      <text:p text:style-name="P1">交易币-&gt;deal-Money</text:p>
      <text:p text:style-name="P2">好评数-&gt;PositiveComment</text:p>
      <text:p text:style-name="P1">精币-&gt;jing-Money</text:p>
      <text:p text:style-name="P1">诚信度-&gt;HonestyLevel</text:p>
      <text:p text:style-name="P1">荣誉-&gt;Honou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2T17:33:47.782037317</dc:date>
    <meta:editing-duration>PT9M9S</meta:editing-duration>
    <meta:editing-cycles>1</meta:editing-cycles>
    <meta:document-statistic meta:table-count="0" meta:image-count="0" meta:object-count="0" meta:page-count="1" meta:paragraph-count="45" meta:word-count="200" meta:character-count="723" meta:non-whitespace-character-count="723"/>
    <meta:generator>LibreOffice/5.1.4.2$Linux_X86_64 LibreOffice_project/10m0$Build-2</meta:generator>
  </office:meta>
</office:document-meta>
</file>